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19cd49"/>
    </style:style>
    <style:style style:name="P3" style:family="paragraph" style:parent-style-name="Heading_20_3">
      <style:paragraph-properties fo:margin-top="0in" fo:margin-bottom="0.1965in" loext:contextual-spacing="false"/>
      <style:text-properties officeooo:paragraph-rsid="0019cd49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paragraph-rsid="0019cd49"/>
    </style:style>
    <style:style style:name="T1" style:family="text">
      <style:text-properties officeooo:rsid="00196cde"/>
    </style:style>
    <style:style style:name="T2" style:family="text">
      <style:text-properties style:font-name="Liberation Mono" fo:font-size="10pt" officeooo:rsid="00196cde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19cd49" style:font-name-asian="Noto Sans Mono CJK SC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onfig --global user.name "<text:span text:style-name="T2">gci_uoc</text:span>"</text:p>
      <text:p text:style-name="P1">git config --global user.email "<text:a xlink:type="simple" xlink:href="mailto:ggiovannyci@uoc.edu" text:style-name="Internet_20_link" text:visited-style-name="Visited_20_Internet_20_Link"><text:span text:style-name="T1">g</text:span></text:a><text:a xlink:type="simple" xlink:href="mailto:ggiovannyci@uoc.edu" text:style-name="Internet_20_link" text:visited-style-name="Visited_20_Internet_20_Link"><text:span text:style-name="T2">giovannyci@uoc.edu</text:span></text:a>"</text:p>
      <text:p text:style-name="P1"><text:span text:style-name="Source_20_Text"/></text:p>
      <text:p text:style-name="P1"><text:span text:style-name="Source_20_Text"/></text:p>
      <text:p text:style-name="Preformatted_20_Text"><text:span text:style-name="Source_20_Text">git init</text:span></text:p>
      <text:p text:style-name="Preformatted_20_Text"><text:span text:style-name="Source_20_Text">git add .</text:span></text:p>
      <text:p text:style-name="Preformatted_20_Text"><text:span text:style-name="Source_20_Text">git commit -m "</text:span><text:span text:style-name="Source_20_Text"><text:span text:style-name="T3">Primer commit</text:span></text:span><text:span text:style-name="Source_20_Text">"</text:span></text:p>
      <text:p text:style-name="P2"><text:span text:style-name="Source_20_Text">git remote add origin </text:span><text:a xlink:type="simple" xlink:href="https://github.com/ggiovannyciuoc/travels.git" text:style-name="Internet_20_link" text:visited-style-name="Visited_20_Internet_20_Link"><text:span text:style-name="Source_20_Text">https://github.com/ggiovannyciuoc/travels.git</text:span></text:a></text:p>
      <text:p text:style-name="P2"><text:span text:style-name="Source_20_Text">git push --set-upstream origin master</text:span></text:p>
      <text:p text:style-name="P2"><text:span text:style-name="Source_20_Text">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</text:span></text:p>
      <text:p text:style-name="P2"><text:span text:style-name="Source_20_Text"/></text:p>
      <text:h text:style-name="P3" text:outline-level="3"><text:a xlink:type="simple" xlink:href="https://nicedoc.io/browserslist/browserslist-example#eslint" office:target-frame-name="_self" xlink:show="replace" text:style-name="Internet_20_link" text:visited-style-name="Visited_20_Internet_20_Link"><text:span text:style-name="Source_20_Text">ESLint</text:span></text:a></text:h>
      <text:p text:style-name="Text_20_body"><text:a xlink:type="simple" xlink:href="https://eslint.org/" office:target-frame-name="_blank" xlink:show="new" text:style-name="Internet_20_link" text:visited-style-name="Visited_20_Internet_20_Link">ESLint</text:a> finds mistakes in your JS. <text:a xlink:type="simple" xlink:href="https://github.com/amilajack/eslint-plugin-compat" office:target-frame-name="_blank" xlink:show="new" text:style-name="Internet_20_link" text:visited-style-name="Visited_20_Internet_20_Link"><text:span text:style-name="Source_20_Text">eslint-plugin-compat</text:span></text:a> is a plugin to ESLint to warn that JS will not work in all target browsers.</text:p>
      <text:p text:style-name="Text_20_body"><text:span text:style-name="Source_20_Text"/></text:p>
      <text:p text:style-name="Text_20_body"><text:a xlink:type="simple" xlink:href="https://www.fcodelabs.com/2020/12/30/Add-ESLint-For-NPM/" text:style-name="Internet_20_link" text:visited-style-name="Visited_20_Internet_20_Link"><text:span text:style-name="Source_20_Text">https://www.fcodelabs.com/2020/12/30/Add-ESLint-For-NPM/</text:span></text:a></text:p>
      <text:p text:style-name="Text_20_body"><text:span text:style-name="Source_20_Text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6:58:25.103166055</meta:creation-date>
    <dc:date>2021-10-29T20:17:50.102012389</dc:date>
    <meta:editing-duration>PT1H17M4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59" meta:character-count="473" meta:non-whitespace-character-count="428"/>
  </office:meta>
</office:document-meta>
</file>